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Georgia, Times, serif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3dbb" officeooo:paragraph-rsid="001b3dbb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b3dbb"/>
    </style:style>
    <style:style style:name="T1" style:family="text">
      <style:text-properties fo:font-variant="normal" fo:text-transform="none" fo:color="#242d36" style:font-name="PT Serif" fo:font-size="13.5pt" fo:letter-spacing="normal" fo:font-style="normal"/>
    </style:style>
    <style:style style:name="T2" style:family="text">
      <style:text-properties fo:font-variant="normal" fo:text-transform="none" fo:color="#242d36" style:font-name="inherit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242d36" fo:font-size="13.5pt" fo:letter-spacing="normal" fo:font-style="normal"/>
    </style:style>
    <style:style style:name="T4" style:family="text">
      <style:text-properties fo:font-variant="normal" fo:text-transform="none" fo:color="#242d36" fo:font-size="13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242d36" style:font-name="Times new roman" fo:font-size="13.5pt" fo:letter-spacing="normal" fo:font-style="normal"/>
    </style:style>
    <style:style style:name="T6" style:family="text">
      <style:text-properties fo:font-variant="normal" fo:text-transform="none" fo:color="#242d36" style:font-name="Times new roman" fo:font-size="13.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242d36" style:font-name="Times new roman" fo:letter-spacing="normal" fo:font-style="normal"/>
    </style:style>
    <style:style style:name="T8" style:family="text">
      <style:text-properties fo:font-variant="normal" fo:text-transform="none" fo:color="#242d36" style:font-name="Times new roman" fo:letter-spacing="normal" fo:font-style="normal" fo:font-weight="bold" loext:padding="0cm" loext:border="none"/>
    </style:style>
    <style:style style:name="T9" style:family="text">
      <style:text-properties fo:font-variant="normal" fo:text-transform="none" fo:color="#242d36" style:font-name="Times new roman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242d36" style:font-name="Times new roman" fo:font-size="12pt" fo:letter-spacing="normal" fo:font-style="normal" officeooo:rsid="001b3dbb" style:font-size-asian="12pt" style:font-size-complex="12pt"/>
    </style:style>
    <style:style style:name="T11" style:family="text">
      <style:text-properties fo:font-variant="normal" fo:text-transform="none" fo:color="#242d36" style:font-name="Times new roman" fo:font-size="12pt" fo:letter-spacing="normal" fo:font-style="normal" fo:font-weight="bold" style:font-size-asian="12pt" style:font-size-complex="12pt" loext:padding="0cm" loext:border="none"/>
    </style:style>
    <style:style style:name="T12" style:family="text">
      <style:text-properties fo:font-variant="normal" fo:text-transform="none" fo:color="#242d36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42d36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242d36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42d36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242d36" style:font-name="Times new roman" fo:font-size="12pt" fo:letter-spacing="normal" fo:font-style="normal" fo:font-weight="normal" officeooo:rsid="001b3dbb" style:font-size-asian="12pt" style:font-weight-asian="normal" style:font-size-complex="12pt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Inteligência Artificial Racista</text:span></text:p>
      <text:p text:style-name="Standard"><text:span text:style-name="T9"/></text:p>
      <text:p text:style-name="P3"><text:span text:style-name="T9"><text:tab/>Computadores não se tornam racistas por conta própria. Eles precisam aprender isso de nós. Durante anos, a </text:span><text:span text:style-name="T10">velha guarda</text:span><text:span text:style-name="T9"> da ciência da computação tem trabalhado no aprendizado de máquina, geralmente fazendo com que os programas aprendam de maneira semelhante aos humanos, observando o mundo </text:span><text:span text:style-name="T10">que mostramos </text:span><text:span text:style-name="T9">e identificando padrões. Enquanto isso, </text:span><text:span text:style-name="T10">atualmente</text:span><text:span text:style-name="T9"> os cientistas da computação <text:s/>enfrentam um desafio desconhecido: </text:span><text:span text:style-name="Strong_20_Emphasis"><text:span text:style-name="T15">seu trabalho necessariamente olha para o futuro, mas ao abraçar as máquinas que aprendem, elas se vêem amarradas aos nossos velhos problemas do passado</text:span></text:span><text:span text:style-name="T14">.</text:span><text:span text:style-name="T9"> A </text:span><text:span text:style-name="Strong_20_Emphasis"><text:span text:style-name="T15">I</text:span></text:span><text:span text:style-name="Strong_20_Emphasis"><text:span text:style-name="T16">inteligência Artificial</text:span></text:span><text:span text:style-name="T14">,</text:span><text:span text:style-name="T9"> embora inicialmente “neutra”, é influenciada por dados que contêm discriminação por seres humanos e está simplesmente refletindo a </text:span><text:span text:style-name="Strong_20_Emphasis"><text:span text:style-name="T15">sociedade humana</text:span></text:span><text:span text:style-name="T9">, essencialmente refletindo </text:span><text:span text:style-name="Strong_20_Emphasis"><text:span text:style-name="T15">preconceitos e ódios humanos</text:span></text:span><text:span text:style-name="T9">.</text:span></text:p>
      <text:p text:style-name="P3"><text:span text:style-name="T9"/></text:p>
      <text:p text:style-name="Standard"><text:span text:style-name="T9"><text:tab/>As máquinas aprendem a linguagem engolindo e digerindo corpos enormes de toda a escrita disponível que existe online. O que isto significa é que as vozes que dominaram o mundo da literatura e da publicação durante séculos, </text:span><text:span text:style-name="Strong_20_Emphasis"><text:span text:style-name="T15">as vozes dos homens ocidentais brancos,</text:span></text:span><text:span text:style-name="T9"> são fossilizadas nos padrões linguísticos dos instrumentos que influenciam o nosso mundo hoje, juntamente com as suposições que os homens tinham sobre pessoas que eram diferentes deles. </text:span><text:span text:style-name="Strong_20_Emphasis"><text:span text:style-name="T15">Isso não significa que os robôs sejam racistas</text:span></text:span><text:span text:style-name="T14">: </text:span><text:span text:style-name="Strong_20_Emphasis"><text:span text:style-name="T15">significa que as pessoas são racistas e estamos criando robôs para refletir nossos próprios preconceitos</text:span></text:span><text:span text:style-name="T14">.</text:span></text:p>
      <text:p text:style-name="Standard"><text:span text:style-name="T9"/></text:p>
      <text:p text:style-name="Standard"><text:span text:style-name="T9"><text:tab/>Os dados que alimentamos as máquinas refletem a história de nossa própria sociedade desigual, estamos, na verdade, pedindo ao programa que aprenda nossos próprios preconceitos e racismo. As máquinas só podem trabalhar a partir das informações que lhes são dadas, geralmente </text:span><text:span text:style-name="Strong_20_Emphasis"><text:span text:style-name="T15">pelos homens brancos e heterossexuais que dominam os campos da tecnologia e da robótica</text:span></text:span><text:span text:style-name="T14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Georgia, Times, serif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8:43:20.597141884</meta:creation-date>
    <dc:date>2018-06-05T08:52:28.317105699</dc:date>
    <meta:editing-duration>PT9M8S</meta:editing-duration>
    <meta:editing-cycles>1</meta:editing-cycles>
    <meta:document-statistic meta:table-count="0" meta:image-count="0" meta:object-count="0" meta:page-count="1" meta:paragraph-count="4" meta:word-count="264" meta:character-count="1802" meta:non-whitespace-character-count="1538"/>
    <meta:generator>LibreOffice/5.1.6.2$Linux_X86_64 LibreOffice_project/10m0$Build-2</meta:generator>
  </office:meta>
</office:document-meta>
</file>